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CE27E50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frepa-title" style:list-style-name="L4">
      <style:graphic-properties draw:fill-color="#ffffff" draw:auto-grow-height="true" fo:min-height="3.663cm"/>
    </style:style>
    <style:style style:name="pr2" style:family="presentation" style:parent-style-name="lyt-frepa-subtitle">
      <style:graphic-properties draw:fill-color="#ffffff" draw:auto-grow-height="true" fo:min-height="11.586cm"/>
    </style:style>
    <style:style style:name="pr3" style:family="presentation" style:parent-style-name="lyt-frepa-notes">
      <style:graphic-properties draw:fill-color="#ffffff" draw:auto-grow-height="true" fo:min-height="13.364cm"/>
    </style:style>
    <style:style style:name="pr4" style:family="presentation" style:parent-style-name="lyt-frepa-title">
      <style:graphic-properties fo:min-height="3.663cm"/>
    </style:style>
    <style:style style:name="pr5" style:family="presentation" style:parent-style-name="lyt-frepa-outline1">
      <style:graphic-properties fo:min-height="12.481cm"/>
    </style:style>
    <style:style style:name="pr6" style:family="presentation" style:parent-style-name="lyt-frepa-notes">
      <style:graphic-properties draw:fill-color="#ffffff" fo:min-height="13.364cm"/>
    </style:style>
    <style:style style:name="pr7" style:family="presentation" style:parent-style-name="lyt-frepa-outline1">
      <style:graphic-properties fo:min-height="16.765cm"/>
    </style:style>
    <style:style style:name="pr8" style:family="presentation" style:parent-style-name="lyt-frepa-outline1">
      <style:graphic-properties fo:min-height="14.216cm"/>
    </style:style>
    <style:style style:name="pr9" style:family="presentation" style:parent-style-name="lyt-frepa-outline1">
      <style:graphic-properties fo:min-height="12.673cm"/>
    </style:style>
    <style:style style:name="pr10" style:family="presentation" style:parent-style-name="lyt-frepa-outline1">
      <style:graphic-properties fo:min-height="12.494cm"/>
    </style:style>
    <style:style style:name="pr11" style:family="presentation" style:parent-style-name="lyt-frepa-outline1">
      <style:graphic-properties fo:min-height="14.241cm"/>
    </style:style>
    <style:style style:name="pr12" style:family="presentation" style:parent-style-name="lyt-frepa-outline1">
      <style:graphic-properties fo:min-height="13.756cm"/>
    </style:style>
    <style:style style:name="pr13" style:family="presentation" style:parent-style-name="lyt-frepa-outline1">
      <style:graphic-properties fo:min-height="13.367cm"/>
    </style:style>
    <style:style style:name="pr14" style:family="presentation" style:parent-style-name="lyt-frepa-outline1">
      <style:graphic-properties fo:min-height="14.282cm"/>
    </style:style>
    <style:style style:name="pr15" style:family="presentation" style:parent-style-name="lyt-frepa-outline1">
      <style:graphic-properties fo:min-height="14.484cm"/>
    </style:style>
    <style:style style:name="pr16" style:family="presentation" style:parent-style-name="lyt-frepa-outline1">
      <style:graphic-properties fo:min-height="14.702cm"/>
    </style:style>
    <style:style style:name="pr17" style:family="presentation" style:parent-style-name="lyt-frepa-outline1">
      <style:graphic-properties fo:min-height="13.819cm"/>
    </style:style>
    <style:style style:name="pr18" style:family="presentation" style:parent-style-name="lyt-frepa-outline1">
      <style:graphic-properties fo:min-height="25.023cm"/>
    </style:style>
    <style:style style:name="pr19" style:family="presentation" style:parent-style-name="lyt-frepa-outline1">
      <style:graphic-properties fo:min-height="14.76cm"/>
    </style:style>
    <style:style style:name="pr20" style:family="presentation" style:parent-style-name="lyt-frepa-outline1">
      <style:graphic-properties fo:min-height="14.185cm"/>
    </style:style>
    <style:style style:name="pr21" style:family="presentation" style:parent-style-name="lyt-frepa-outline1">
      <style:graphic-properties fo:min-height="30.638cm"/>
    </style:style>
    <style:style style:name="pr22" style:family="presentation" style:parent-style-name="lyt-frepa-outline1">
      <style:graphic-properties fo:min-height="13.373cm"/>
    </style:style>
    <style:style style:name="pr23" style:family="presentation" style:parent-style-name="lyt-frepa-outline1">
      <style:graphic-properties fo:min-height="12.142cm"/>
    </style:style>
    <style:style style:name="pr24" style:family="presentation" style:parent-style-name="lyt-frepa-outline1">
      <style:graphic-properties fo:min-height="12.069cm"/>
    </style:style>
    <style:style style:name="pr25" style:family="presentation" style:parent-style-name="lyt-frepa-outline1">
      <style:graphic-properties fo:min-height="13.121cm"/>
    </style:style>
    <style:style style:name="pr26" style:family="presentation" style:parent-style-name="lyt-frepa-outline1">
      <style:graphic-properties fo:min-height="11.58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829cm" fo:margin-right="0cm" fo:margin-top="0cm" fo:margin-bottom="0cm" fo:text-indent="-0.61cm"/>
    </style:style>
    <style:style style:name="P4" style:family="paragraph">
      <style:paragraph-properties fo:margin-left="0.6cm" fo:margin-right="0cm" fo:text-indent="-0.7cm"/>
    </style:style>
    <style:style style:name="P5" style:family="paragraph">
      <style:paragraph-properties fo:margin-left="0.6cm" fo:margin-right="0cm" fo:text-indent="-0.8cm"/>
    </style:style>
    <style:style style:name="P6" style:family="paragraph">
      <style:paragraph-properties fo:margin-top="0cm" fo:margin-bottom="0cm"/>
    </style:style>
    <style:style style:name="P7" style:family="paragraph">
      <style:paragraph-properties fo:margin-top="0.4cm" fo:margin-bottom="0.4cm"/>
    </style:style>
    <style:style style:name="P8" style:family="paragraph">
      <style:paragraph-properties fo:margin-left="0.8cm" fo:margin-right="0cm" fo:text-indent="-0.8cm"/>
    </style:style>
    <style:style style:name="P9" style:family="paragraph">
      <style:paragraph-properties fo:margin-top="0cm" fo:margin-bottom="0.3cm"/>
    </style:style>
    <style:style style:name="P10" style:family="paragraph">
      <style:paragraph-properties fo:margin-left="0.8cm" fo:margin-right="0cm" fo:margin-top="0cm" fo:margin-bottom="0.1cm" fo:text-indent="-0.8cm"/>
    </style:style>
    <style:style style:name="P11" style:family="paragraph">
      <style:paragraph-properties fo:margin-left="0.8cm" fo:margin-right="0cm" fo:margin-top="0cm" fo:margin-bottom="0.4cm" fo:text-indent="-0.8cm"/>
    </style:style>
    <style:style style:name="P12" style:family="paragraph">
      <style:paragraph-properties fo:margin-top="0cm" fo:margin-bottom="0.254cm"/>
    </style:style>
    <style:style style:name="P13" style:family="paragraph">
      <style:paragraph-properties fo:margin-top="0cm" fo:margin-bottom="0.279cm"/>
    </style:style>
    <style:style style:name="P14" style:family="paragraph">
      <style:paragraph-properties fo:margin-top="0cm" fo:margin-bottom="0.076cm"/>
    </style:style>
    <style:style style:name="P15" style:family="paragraph">
      <style:paragraph-properties fo:margin-top="0cm" fo:margin-bottom="0.4cm"/>
    </style:style>
    <style:style style:name="P16" style:family="paragraph">
      <style:paragraph-properties fo:margin-left="0.4cm" fo:margin-right="0cm" fo:text-indent="-0.5cm"/>
    </style:style>
    <style:style style:name="P17" style:family="paragraph">
      <style:paragraph-properties fo:margin-left="0cm" fo:margin-right="0cm" fo:text-indent="-0.2cm"/>
    </style:style>
    <style:style style:name="P18" style:family="paragraph">
      <style:paragraph-properties fo:margin-left="0cm" fo:margin-right="0cm" fo:text-indent="-0.8cm"/>
    </style:style>
    <style:style style:name="P19" style:family="paragraph">
      <style:paragraph-properties fo:margin-left="0cm" fo:margin-right="0cm" fo:text-indent="0cm"/>
    </style:style>
    <style:style style:name="P20" style:family="paragraph">
      <style:paragraph-properties fo:margin-left="0cm" fo:margin-right="0cm" fo:text-indent="-0.6cm"/>
    </style:style>
    <style:style style:name="P21" style:family="paragraph">
      <style:paragraph-properties fo:margin-top="0.23cm" fo:margin-bottom="0.01cm"/>
    </style:style>
    <style:style style:name="P22" style:family="paragraph">
      <style:paragraph-properties fo:margin-top="0.254cm" fo:margin-bottom="0.102cm"/>
    </style:style>
    <style:style style:name="P23" style:family="paragraph">
      <style:paragraph-properties fo:margin-left="0cm" fo:margin-right="0cm" fo:text-align="start" fo:text-indent="0cm"/>
    </style:style>
    <style:style style:name="P24" style:family="paragraph">
      <style:paragraph-properties fo:margin-top="0cm" fo:margin-bottom="0cm" style:text-autospace="none"/>
    </style:style>
    <style:style style:name="P25" style:family="paragraph">
      <style:paragraph-properties fo:margin-left="0cm" fo:margin-right="0cm" fo:margin-top="0cm" fo:margin-bottom="0.533cm" fo:text-indent="0cm"/>
    </style:style>
    <style:style style:name="P26" style:family="paragraph">
      <style:paragraph-properties fo:margin-left="0cm" fo:margin-right="0cm" fo:margin-top="0cm" fo:margin-bottom="0.3cm" fo:text-indent="-0.61cm"/>
    </style:style>
    <style:style style:name="P27" style:family="paragraph">
      <style:paragraph-properties fo:margin-left="0cm" fo:margin-right="0cm" fo:text-indent="-0.61cm"/>
    </style:style>
    <style:style style:name="T1" style:family="text">
      <style:text-properties fo:font-size="22pt" style:font-size-asian="22pt" style:font-size-complex="22pt"/>
    </style:style>
    <style:style style:name="T2" style:family="text">
      <style:text-properties fo:color="#ffffff" fo:language="fr" fo:country="FR"/>
    </style:style>
    <style:style style:name="T3" style:family="text">
      <style:text-properties fo:color="#ffffff"/>
    </style:style>
    <style:style style:name="T4" style:family="text">
      <style:text-properties fo:color="#00ffff" fo:font-family="Consolas" style:font-family-generic="modern" style:font-pitch="fixed" fo:font-size="18pt" style:font-size-asian="18pt" style:font-size-complex="18pt"/>
    </style:style>
    <style:style style:name="T5" style:family="text">
      <style:text-properties fo:font-family="Consolas" style:font-family-generic="modern" style:font-pitch="fixed" fo:font-size="18pt" style:font-size-asian="18pt" style:font-size-complex="18pt"/>
    </style:style>
    <style:style style:name="T6" style:family="text">
      <style:text-properties fo:color="#00ffff" fo:font-family="Consolas" style:font-family-generic="modern" style:font-pitch="fixed"/>
    </style:style>
    <style:style style:name="T7" style:family="text">
      <style:text-properties fo:color="#00ffff" fo:font-family="Consolas" style:font-style-name="Regular" style:font-family-generic="modern" style:font-pitch="fixed" fo:font-size="28pt" style:font-size-asian="28pt" style:font-size-complex="28pt"/>
    </style:style>
    <style:style style:name="T8" style:family="text">
      <style:text-properties fo:color="#00ffff"/>
    </style:style>
    <style:style style:name="T9" style:family="text">
      <style:text-properties fo:color="#00ffff" style:text-outline="false" style:text-line-through-style="none" fo:font-family="Consolas" style:font-family-generic="modern" style:font-pitch="fixed" fo:font-size="18pt" fo:font-style="normal" fo:text-shadow="none" style:text-underline-style="none" fo:font-weight="normal" style:font-family-asian="UbuntuMono-Regular" style:font-family-generic-asian="modern" style:font-size-asian="18pt" style:font-style-asian="normal" style:font-weight-asian="normal" style:font-family-complex="UbuntuMono-Regular" style:font-family-generic-complex="modern" style:font-size-complex="18pt" style:font-style-complex="normal" style:font-weight-complex="normal" style:text-emphasize="none" style:font-relief="none"/>
    </style:style>
    <style:style style:name="T10" style:family="text">
      <style:text-properties fo:color="#00ffff" fo:font-family="Consolas" style:font-style-name="Regular" style:font-family-generic="modern" style:font-pitch="fixed" fo:font-size="32pt" style:font-size-asian="32pt" style:font-size-complex="32pt"/>
    </style:style>
    <style:style style:name="T11" style:family="text">
      <style:text-properties fo:color="#ffffff" fo:font-size="32pt" style:font-size-asian="32pt" style:font-size-complex="32pt"/>
    </style:style>
    <style:style style:name="T12" style:family="text">
      <style:text-properties fo:color="#00ffff" fo:font-size="28pt" style:font-size-asian="28pt" style:font-size-complex="28pt"/>
    </style:style>
    <style:style style:name="T13" style:family="text">
      <style:text-properties fo:font-style="italic" style:font-style-asian="italic" style:font-style-complex="italic"/>
    </style:style>
    <style:style style:name="T14" style:family="text">
      <style:text-properties fo:color="#ffffff" fo:font-style="italic" style:font-style-asian="italic" style:font-style-complex="italic"/>
    </style:style>
    <style:style style:name="T15" style:family="text">
      <style:text-properties fo:color="#ffffff" fo:font-size="18pt" style:font-size-asian="18pt" style:font-size-complex="18pt"/>
    </style:style>
    <style:style style:name="T16" style:family="text">
      <style:text-properties fo:color="#ffffff" fo:font-size="24pt" style:font-size-asian="24pt" style:font-size-complex="24pt"/>
    </style:style>
    <style:style style:name="T17" style:family="text">
      <style:text-properties fo:color="#ffffff" fo:font-size="24pt" fo:font-style="italic" style:font-size-asian="24pt" style:font-style-asian="italic" style:font-size-complex="24pt" style:font-style-complex="italic"/>
    </style:style>
    <style:style style:name="T18" style:family="text">
      <style:text-properties fo:font-size="24pt" style:font-size-asian="24pt" style:font-size-complex="24pt"/>
    </style:style>
    <style:style style:name="T19" style:family="text">
      <style:text-properties fo:color="#00ffff" fo:font-size="24pt" style:font-size-asian="24pt" style:font-size-complex="24pt"/>
    </style:style>
    <style:style style:name="T20" style:family="text">
      <style:text-properties fo:color="#00ffff" style:text-outline="false" style:text-line-through-style="none" fo:font-family="Consolas" style:font-family-generic="modern" style:font-pitch="fixed" fo:font-size="16pt" fo:font-style="normal" fo:text-shadow="none" style:text-underline-style="none" fo:font-weight="normal" style:font-family-asian="UbuntuMono-Regular" style:font-family-generic-asian="modern" style:font-size-asian="16pt" style:font-style-asian="normal" style:font-weight-asian="normal" style:font-family-complex="UbuntuMono-Regular" style:font-family-generic-complex="modern" style:font-size-complex="16pt" style:font-style-complex="normal" style:font-weight-complex="normal" style:text-emphasize="none" style:font-relief="none"/>
    </style:style>
    <style:style style:name="T21" style:family="text">
      <style:text-properties fo:color="#00ffff" fo:font-family="Consolas" style:font-family-generic="modern" style:font-pitch="fixed" fo:font-size="16pt" style:font-family-asian="UbuntuMono-Regular" style:font-family-generic-asian="modern" style:font-size-asian="16pt" style:font-family-complex="UbuntuMono-Regular" style:font-family-generic-complex="modern" style:font-size-complex="16pt"/>
    </style:style>
    <style:style style:name="T22" style:family="text">
      <style:text-properties fo:font-size="28pt" style:font-size-asian="28pt" style:font-size-complex="28pt"/>
    </style:style>
    <style:style style:name="T23" style:family="text">
      <style:text-properties fo:color="#ffffff" fo:font-family="Albany" style:font-family-generic="roman" style:font-pitch="variable" style:font-family-asian="'Andale Sans UI'" style:font-family-generic-asian="system" style:font-pitch-asian="variable" style:font-family-complex="Tahoma" style:font-family-generic-complex="system"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office:forms form:automatic-focus="false" form:apply-design-mode="false"/>
        <draw:frame presentation:style-name="pr1" draw:text-style-name="P1" draw:layer="layout" svg:width="24.099cm" svg:height="3.663cm" svg:x="2.7cm" svg:y="1.837cm" presentation:class="title" presentation:user-transformed="true">
          <draw:text-box>
            <text:p>Regex et grammaires en Perl 6</text:p>
          </draw:text-box>
        </draw:frame>
        <draw:frame presentation:style-name="pr2" draw:text-style-name="P2" draw:layer="layout" svg:width="23.099cm" svg:height="11.586cm" svg:x="3.5cm" svg:y="5.914cm" presentation:class="subtitle">
          <draw:text-box>
            <text:p text:style-name="P2">Journées Perl</text:p>
            <text:p text:style-name="P2"/>
            <text:p text:style-name="P2">Paris, 9-10 juin 2017</text:p>
            <text:p text:style-name="P2"/>
            <text:p text:style-name="P2"><text:span text:style-name="T1">Laurent Rosenfeld</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Les regexes de Perl 6</text:p>
          </draw:text-box>
        </draw:frame>
        <draw:frame presentation:style-name="pr5" draw:layer="layout" svg:width="23.099cm" svg:height="12.481cm" svg:x="3.5cm" svg:y="5.914cm" presentation:class="outline" presentation:user-transformed="true">
          <draw:text-box>
            <text:list text:style-name="L2">
              <text:list-item>
                <text:p>Perl 6 a refondu les expressions régulières</text:p>
              </text:list-item>
            </text:list>
            <text:list text:style-name="L3">
              <text:list-item>
                <text:list>
                  <text:list-item>
                    <text:p><text:span text:style-name="T2">Ne sont plus rétrocompatibles avec Perl 5</text:span></text:p>
                  </text:list-item>
                  <text:list-item>
                    <text:p><text:span text:style-name="T3">On peut utiliser la syntaxe Perl 5 avec l'adverbe :P5 ou :Perl5 :</text:span></text:p>
                    <text:list>
                      <text:list-header>
                        <text:p text:style-name="P3"><text:span text:style-name="T4">next if m:P5/[aeiou]/; <text:s/># syntaxe P5</text:span></text:p>
                        <text:p text:style-name="P3"><text:span text:style-name="T4">next if m/ &lt;[aeiou]&gt; /; # syntaxe P6</text:span></text:p>
                        <text:p text:style-name="P3"><text:span text:style-name="T5"/></text:p>
                      </text:list-header>
                    </text:list>
                  </text:list-item>
                  <text:list-item>
                    <text:p><text:span text:style-name="T3">Objectifs : simplifier, rendre plus cohérent, droit d'inventaire sur héritage, permettre nouvelles constructions plus riches ou plus expressive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Différences entre P5 et P6 (1)</text:p>
          </draw:text-box>
        </draw:frame>
        <draw:frame presentation:style-name="pr7" draw:layer="layout" svg:width="23.099cm" svg:height="16.765cm" svg:x="3.5cm" svg:y="5.914cm" presentation:class="outline" presentation:user-transformed="true">
          <draw:text-box>
            <text:list text:style-name="L2">
              <text:list-item>
                <text:p>Utilise l'opérateur smart match <text:span text:style-name="T6">~~</text:span> (et <text:span text:style-name="T6">!~~</text:span>)</text:p>
              </text:list-item>
            </text:list>
            <text:p><text:span text:style-name="T4">say "Reconnu" if "abcdef" ~~ / ab.d /; <text:s text:c="3"/># -&gt; Affiche : Reconnu</text:span></text:p>
            <text:list text:style-name="L3">
              <text:list-item>
                <text:list>
                  <text:list-item>
                    <text:p text:style-name="P4"><text:span text:style-name="T3">Espace par défaut non significatif dans un motif</text:span></text:p>
                  </text:list-item>
                  <text:list-item>
                    <text:p text:style-name="P5"><text:span text:style-name="T3">Les reconnaissances alimentent l'objet</text:span> <text:span text:style-name="T7">$/</text:span></text:p>
                  </text:list-item>
                </text:list>
              </text:list-item>
            </text:list>
            <text:p><text:span text:style-name="T4">say $/ if "abcdef" ~~ m{ ab . d }; <text:s text:c="7"/># -&gt; Affiche : </text:span><text:span text:style-name="T4">｢</text:span><text:span text:style-name="T4">abcd</text:span><text:span text:style-name="T4">｣</text:span></text:p>
            <text:list text:continue-numbering="true" text:style-name="L3">
              <text:list-item>
                <text:list>
                  <text:list-item>
                    <text:p text:style-name="P4"><text:span text:style-name="T3">Le motif travaille par défaut sur la variable</text:span> <text:span text:style-name="T7">$_</text:span></text:p>
                  </text:list-item>
                </text:list>
              </text:list-item>
            </text:list>
            <text:p><text:span text:style-name="T4">for "abcdef" { say ~$/ if /a . ** 2 d/ }; # → abcd</text:span></text:p>
            <text:list text:continue-numbering="true" text:style-name="L3">
              <text:list-item>
                <text:list>
                  <text:list-item>
                    <text:p text:style-name="P4"><text:span text:style-name="T3">Autres quantificateurs :</text:span> <text:span text:style-name="T7">+, *, ?, +?, *?</text:span></text:p>
                  </text:list-item>
                </text:list>
              </text:list-item>
            </text:list>
            <text:p><text:span text:style-name="T4"><text:s/></text:span><text:span text:style-name="T4">given "abcccdef" {say ~$/ if /ab \w**2..5 e/}; # -&gt; abcccde</text:span></text:p>
            <text:p><text:span text:style-name="T8"/></text:p>
            <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Différences entre P5 et P6 (2)</text:p>
          </draw:text-box>
        </draw:frame>
        <draw:frame presentation:style-name="pr8" draw:layer="layout" svg:width="23.099cm" svg:height="14.216cm" svg:x="3.5cm" svg:y="5.214cm" presentation:class="outline" presentation:user-transformed="true">
          <draw:text-box>
            <text:list text:style-name="L2">
              <text:list-item>
                <text:p>Classes de caractères</text:p>
              </text:list-item>
            </text:list>
            <text:list text:style-name="L3">
              <text:list-item>
                <text:list>
                  <text:list-item>
                    <text:p><text:span text:style-name="T3">Métacaractères </text:span></text:p>
                    <text:list>
                      <text:list-item>
                        <text:p><text:span text:style-name="T3">Espace :</text:span> <text:span text:style-name="T8">\s</text:span>, <text:span text:style-name="T8">\h</text:span>, <text:span text:style-name="T8">\v</text:span>, <text:span text:style-name="T8">\t</text:span> <text:span text:style-name="T3">(et</text:span> <text:span text:style-name="T8">\S</text:span>, <text:span text:style-name="T8">\H</text:span>, <text:span text:style-name="T8">\V</text:span>, <text:span text:style-name="T8">\T</text:span><text:span text:style-name="T3">)</text:span></text:p>
                      </text:list-item>
                      <text:list-item>
                        <text:p><text:span text:style-name="T3">Caractère numérique</text:span> <text:span text:style-name="T8">\d</text:span> <text:span text:style-name="T3">(et</text:span> <text:span text:style-name="T8">\D</text:span><text:span text:style-name="T3">)</text:span></text:p>
                      </text:list-item>
                      <text:list-item>
                        <text:p><text:span text:style-name="T3">Caractère alphanumérique : </text:span><text:span text:style-name="T8">\w</text:span> <text:span text:style-name="T3">(et</text:span> <text:span text:style-name="T8">\W</text:span><text:span text:style-name="T3">)</text:span></text:p>
                      </text:list-item>
                    </text:list>
                  </text:list-item>
                  <text:list-item>
                    <text:p><text:span text:style-name="T3">Propriétés Unicode</text:span></text:p>
                    <text:list>
                      <text:list-item>
                        <text:p><text:span text:style-name="T3">Lettre</text:span> <text:span text:style-name="T8">&lt;:L&gt;</text:span><text:span text:style-name="T3">, nombre</text:span> <text:span text:style-name="T8">&lt;:N&gt;</text:span><text:span text:style-name="T3">, capitale</text:span> <text:span text:style-name="T8">&lt;:Lu&gt;</text:span></text:p>
                      </text:list-item>
                    </text:list>
                  </text:list-item>
                </text:list>
              </text:list-item>
            </text:list>
            <text:p><text:span text:style-name="T4">say $/ if "Perl" ~~ /&lt;:Lu&gt; &lt;:!Lu&gt; &lt;:!N&gt; ./; <text:s text:c="2"/># -&gt; </text:span><text:span text:style-name="T4">｢</text:span><text:span text:style-name="T4">Perl</text:span><text:span text:style-name="T4">｣</text:span></text:p>
            <text:list text:continue-numbering="true" text:style-name="L3">
              <text:list-item>
                <text:list>
                  <text:list-item>
                    <text:list>
                      <text:list-item>
                        <text:p><text:span text:style-name="T3">Classes personnalisées: </text:span><text:span text:style-name="T8">&lt;[...]&gt;</text:span> <text:span text:style-name="T3">et</text:span> <text:span text:style-name="T8">&lt;-[...]&gt;</text:span></text:p>
                      </text:list-item>
                    </text:list>
                  </text:list-item>
                </text:list>
              </text:list-item>
            </text:list>
            <text:p><text:span text:style-name="T4">say $/ if "abbbceabbabc" ~~ /&lt;[a..c e]&gt; +/; <text:s text:c="2"/># -&gt; </text:span><text:span text:style-name="T4">｢</text:span><text:span text:style-name="T4">abbbceabbabc</text:span><text:span text:style-name="T4">｣</text:span></text:p>
            <text:p><text:span text:style-name="T4">say $/ if "abbbceabba" ~~ /&lt;[a..e] - [c]&gt; +/; # -&gt; </text:span><text:span text:style-name="T4">｢</text:span><text:span text:style-name="T4">abbb</text:span><text:span text:style-name="T4">｣</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Reconnaître une date</text:p>
          </draw:text-box>
        </draw:frame>
        <draw:frame presentation:style-name="pr9" draw:layer="layout" svg:width="23.099cm" svg:height="12.673cm" svg:x="3.5cm" svg:y="5.914cm" presentation:class="outline" presentation:user-transformed="true">
          <draw:text-box>
            <text:list text:style-name="L2">
              <text:list-item>
                <text:p>Trouver une date au format JJ-MM-AAAA</text:p>
              </text:list-item>
            </text:list>
            <text:p text:style-name="P6"><text:span text:style-name="T4">my $jj = rx /\d\d/; my $mm = rx /\d\d/; my $an = rx /\d ** 4/;</text:span></text:p>
            <text:p text:style-name="P6"><text:span text:style-name="T4">say "Date = $/" if "Noël = 25-12-2017" ~~ /&lt;$jj&gt;'-'&lt;$mm&gt;'-'&lt;$an&gt;/;</text:span></text:p>
            <text:list text:style-name="L3">
              <text:list-item>
                <text:list>
                  <text:list-item>
                    <text:p text:style-name="P7"><text:span text:style-name="T3">Valider le mois</text:span></text:p>
                  </text:list-item>
                </text:list>
              </text:list-item>
            </text:list>
            <text:p text:style-name="P6"><text:span text:style-name="T4">my $mm = rx { 1 &lt;[0..2]&gt; <text:s text:c="4"/># 10 to 12</text:span></text:p>
            <text:p text:style-name="P6"><text:span text:style-name="T4"><text:s text:c="11"/></text:span><text:span text:style-name="T4">|| 0 &lt;[1..9]&gt; <text:s text:c="4"/># 01 to 09</text:span></text:p>
            <text:p text:style-name="P6"><text:span text:style-name="T4">}; </text:span></text:p>
            <text:list text:continue-numbering="true" text:style-name="L3">
              <text:list-item>
                <text:list>
                  <text:list-item>
                    <text:p text:style-name="P7"><text:span text:style-name="T3">Validation du mois avec une assertion:</text:span></text:p>
                  </text:list-item>
                </text:list>
              </text:list-item>
            </text:list>
            <text:p text:style-name="P6"><text:span text:style-name="T4">my $mm = rx </text:span><text:span text:style-name="T9">/ \d ** 2 &lt;?{ 1 &lt;= $/ &lt;= 12 }&gt; /;</text:span></text:p>
            <text:list text:continue-numbering="true" text:style-name="L3">
              <text:list-item>
                <text:list>
                  <text:list-item>
                    <text:p text:style-name="P7"><text:span text:style-name="T3">Validation du jour:</text:span></text:p>
                  </text:list-item>
                </text:list>
              </text:list-item>
            </text:list>
            <text:p text:style-name="P6"><text:span text:style-name="T4">my $jj = rx </text:span><text:span text:style-name="T9">/ \d ** 2 &lt;?{ 1 &lt;= $/ &lt;= 31 }&gt; /;</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Différences entre P5 et P6 (3)</text:p>
          </draw:text-box>
        </draw:frame>
        <draw:frame presentation:style-name="pr10" draw:layer="layout" svg:width="23.099cm" svg:height="12.494cm" svg:x="3.5cm" svg:y="5.614cm" presentation:class="outline" presentation:user-transformed="true">
          <draw:text-box>
            <text:list text:style-name="L2">
              <text:list-item>
                <text:p>Alternatives </text:p>
              </text:list-item>
            </text:list>
            <text:list text:style-name="L3">
              <text:list-item>
                <text:list>
                  <text:list-item>
                    <text:p text:style-name="P8"><text:span text:style-name="T3">Première reconnaissance</text:span> <text:span text:style-name="T8">||</text:span> <text:span text:style-name="T3">et la plus longue</text:span><text:span text:style-name="T8"> |</text:span></text:p>
                  </text:list-item>
                </text:list>
              </text:list-item>
            </text:list>
            <text:p text:style-name="P6"><text:span text:style-name="T4">say ~$/ if "abcdef" ~~ /ab || abcde/; <text:s text:c="6"/># -&gt; ab</text:span></text:p>
            <text:p text:style-name="P9"><text:span text:style-name="T4">say ~$/ if "abcdef" ~~ /ab | <text:s/>abcde/; <text:s text:c="6"/># -&gt; abcde</text:span></text:p>
            <text:list text:style-name="L2">
              <text:list-item>
                <text:p>Regroupements et captures</text:p>
              </text:list-item>
            </text:list>
            <text:list text:style-name="L3">
              <text:list-item>
                <text:list>
                  <text:list-item>
                    <text:p text:style-name="P10"><text:span text:style-name="T3">Les crochets regroupent </text:span></text:p>
                  </text:list-item>
                  <text:list-item>
                    <text:p text:style-name="P11"><text:span text:style-name="T3">Les parenthèses regroupent et capturent</text:span></text:p>
                  </text:list-item>
                </text:list>
              </text:list-item>
            </text:list>
            <text:p text:style-name="P6"><text:span text:style-name="T4">say "Nombre = $0" if <text:s/>"Nb 42" ~~ /'Nb ' (\d+) /; <text:s/># -&gt; Nombre = 42</text:span></text:p>
            <text:p text:style-name="P6"><text:span text:style-name="T4">say "Nombre = $/[0]" if "Nb 42" ~~ /'Nb ' (\d+)/; # -&gt; Nombre = 42</text:span></text:p>
            <text:p text:style-name="P6"><text:span text:style-name="T4">say "0: $0; 1: $1" if 'abc' ~~ /(a) b (c)/; <text:s text:c="6"/># -&gt; 0: a; 1: c</text:span></text:p>
            <text:p text:style-name="P6"><text:span text:style-name="T4">say "$/[0] $/[0][1]" if 'abc' ~~ /a ((b)(c))/; <text:s text:c="3"/># -&gt; bc c</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Les adverbes (ou modificateurs)</text:p>
          </draw:text-box>
        </draw:frame>
        <draw:frame presentation:style-name="pr11" draw:layer="layout" svg:width="23.099cm" svg:height="14.241cm" svg:x="3.501cm" svg:y="5.115cm" presentation:class="outline" presentation:user-transformed="true">
          <draw:text-box>
            <text:list text:style-name="L2">
              <text:list-item>
                <text:p text:style-name="P12">Ignorer la casse (<text:span text:style-name="T10">:ignorecase</text:span><text:span text:style-name="T8"> </text:span><text:span text:style-name="T3">ou</text:span><text:span text:style-name="T8"> </text:span><text:span text:style-name="T10">:i</text:span>)</text:p>
              </text:list-item>
            </text:list>
            <text:p text:style-name="P6"><text:span text:style-name="T4">say ~$/ if "BAC" ~~ m:i/ ac /; <text:s text:c="8"/># -&gt; AC</text:span></text:p>
            <text:p text:style-name="P6"><text:span text:style-name="T4">say ~$/ if "BAC" ~~ /:i a/; <text:s text:c="11"/># -&gt; A</text:span></text:p>
            <text:p text:style-name="P6"><text:span text:style-name="T4">say ~$/ if "BAC" ~~ /a :i c/; <text:s text:c="9"/># -&gt; () (échec)</text:span></text:p>
            <text:p text:style-name="P6"><text:span text:style-name="T4">my $regex = rx :i /a/; </text:span></text:p>
            <text:p text:style-name="P12"><text:span text:style-name="T4">say ~$0 if "BAC" ~~ /(&lt;$regex&gt;)/; <text:s text:c="5"/># → A</text:span></text:p>
            <text:list text:continue-numbering="true" text:style-name="L2">
              <text:list-item>
                <text:p text:style-name="P6">Crochets et parenthèses limitent la portée</text:p>
              </text:list-item>
            </text:list>
            <text:p text:style-name="P6"><text:span text:style-name="T4">/ (:i a b) c /; <text:s text:c="8"/># reconnaît 'ABc' mais pas 'ABC'</text:span></text:p>
            <text:p text:style-name="P13"><text:span text:style-name="T4">/ [:i a b] c /; <text:s text:c="8"/># reconnaît 'ABc' mais pas 'ABC'</text:span></text:p>
            <text:list text:continue-numbering="true" text:style-name="L2">
              <text:list-item>
                <text:p text:style-name="P6">Rendre les espaces significatifs (<text:span text:style-name="T8">:sigspace</text:span>)</text:p>
              </text:list-item>
            </text:list>
            <text:p text:style-name="P6"><text:span text:style-name="T4">say so "BAC" ~~ m:i:s/ a c /; <text:s text:c="9"/># -&gt; False</text:span></text:p>
            <text:p text:style-name="P14"><text:span text:style-name="T4">say so "BAC" ~~ m:i:s/ ac /; <text:s text:c="10"/># -&gt;True</text:span></text:p>
            <text:list text:continue-numbering="true" text:style-name="L2">
              <text:list-item>
                <text:p text:style-name="P6">Interdire le retour arrière (<text:span text:style-name="T10">:ratchet</text:span><text:span text:style-name="T8"> </text:span><text:span text:style-name="T11">ou</text:span><text:span text:style-name="T8"> </text:span><text:span text:style-name="T10">:r</text:span>)</text:p>
              </text:list-item>
            </text:list>
            <text:p text:style-name="P6"><text:span text:style-name="T4">say 'abc' ~~ / \w+ . /; <text:s text:c="15"/># -&gt; </text:span><text:span text:style-name="T4">｢</text:span><text:span text:style-name="T4">abc</text:span><text:span text:style-name="T4">｣</text:span></text:p>
            <text:p text:style-name="P6"><text:span text:style-name="T4">say 'abc' ~~ / :r \w+ . /; <text:s text:c="12"/># -&gt; Nil</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Captures nommées</text:p>
          </draw:text-box>
        </draw:frame>
        <draw:frame presentation:style-name="pr12" draw:layer="layout" svg:width="23.099cm" svg:height="13.756cm" svg:x="3.5cm" svg:y="5.214cm" presentation:class="outline" presentation:user-transformed="true">
          <draw:text-box>
            <text:list text:style-name="L2">
              <text:list-item>
                <text:p>On peut donner un nom aux captures:</text:p>
              </text:list-item>
            </text:list>
            <text:p text:style-name="P6"><text:span text:style-name="T4">'abc' ~~ / $&lt;nom_capture&gt; = [ \w+ ] /;</text:span></text:p>
            <text:p text:style-name="P6"><text:span text:style-name="T4">say $&lt;nom_capture&gt;; <text:s text:c="21"/># -&gt; </text:span><text:span text:style-name="T4">｢</text:span><text:span text:style-name="T4">abc</text:span><text:span text:style-name="T4">｣</text:span></text:p>
            <text:p text:style-name="P15"><text:span text:style-name="T4">say ~$/{ "nom_capture"}; <text:s text:c="16"/># -&gt; abc <text:s/></text:span></text:p>
            <text:list text:style-name="L3">
              <text:list-item>
                <text:list>
                  <text:list-item>
                    <text:p text:style-name="P16"><text:span text:style-name="T3">Utilisation de</text:span> <text:span text:style-name="T8">$/</text:span> <text:span text:style-name="T3">dans un contexte de hash</text:span></text:p>
                  </text:list-item>
                </text:list>
              </text:list-item>
            </text:list>
            <text:p text:style-name="P6"><text:span text:style-name="T4">'decompte=23' ~~ / $&lt;variable&gt;=\w+ '=' $&lt;valeur&gt;=\w+ /;</text:span></text:p>
            <text:p text:style-name="P6"><text:span text:style-name="T4">say "$/&lt;variable&gt; =&gt; $/{"valeur"}"; <text:s text:c="5"/># -&gt; decompte =&gt; 23</text:span></text:p>
            <text:p text:style-name="P6"><text:span text:style-name="T4">for $/.kv -&gt; $x, $y { say "$x =&gt; $y" };</text:span></text:p>
            <text:p text:style-name="P6"><text:span text:style-name="T4"># valeur =&gt; 23</text:span></text:p>
            <text:p text:style-name="P15"><text:span text:style-name="T4"># variable =&gt; decompte</text:span></text:p>
            <text:list text:continue-numbering="true" text:style-name="L3">
              <text:list-item>
                <text:list>
                  <text:list-item>
                    <text:p text:style-name="P16"><text:span text:style-name="T3">Méthodes de la classe Match (sur l'objet </text:span><text:span text:style-name="T8">$/</text:span><text:span text:style-name="T3">)</text:span></text:p>
                  </text:list-item>
                </text:list>
              </text:list-item>
            </text:list>
            <text:p text:style-name="P6"><text:span text:style-name="T4">say "abcde" ~~ / bc /; <text:s text:c="5"/># -&gt;</text:span><text:span text:style-name="T4">｢</text:span><text:span text:style-name="T4">bc</text:span><text:span text:style-name="T4">｣</text:span></text:p>
            <text:p text:style-name="P6"><text:span text:style-name="T4">say join " ", $/.orig, $/.from, $/.to; <text:s text:c="2"/># abcde 1 3</text:span></text:p>
            <text:p text:style-name="P6"><text:span text:style-name="T4">say join " ", $/.prematch, $/.postmatch; # -&gt; a de</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Regex nommées</text:p>
          </draw:text-box>
        </draw:frame>
        <draw:frame presentation:style-name="pr13" draw:layer="layout" svg:width="23.099cm" svg:height="13.367cm" svg:x="3.5cm" svg:y="5.414cm" presentation:class="outline" presentation:user-transformed="true">
          <draw:text-box>
            <text:list text:style-name="L2">
              <text:list-item>
                <text:p>On peut déclarer des regex nommées</text:p>
              </text:list-item>
            </text:list>
            <text:list text:style-name="L3">
              <text:list-item>
                <text:list>
                  <text:list-item>
                    <text:p text:style-name="P17"><text:span text:style-name="T3">Création : </text:span><text:span text:style-name="T12">my regex nom { corps de la regex }</text:span></text:p>
                  </text:list-item>
                  <text:list-item>
                    <text:p text:style-name="P17"><text:span text:style-name="T3">Syntaxe semblable à une fonction ou méthode</text:span></text:p>
                  </text:list-item>
                  <text:list-item>
                    <text:p text:style-name="P17"><text:span text:style-name="T3">Crée une capture de même nom</text:span></text:p>
                  </text:list-item>
                </text:list>
              </text:list-item>
            </text:list>
            <text:p text:style-name="P6"><text:span text:style-name="T4">my regex ligne { \N*\n }</text:span></text:p>
            <text:p text:style-name="P6"><text:span text:style-name="T4">if "abc\ndef" ~~ /&lt;ligne&gt; def/ {</text:span></text:p>
            <text:p text:style-name="P6"><text:span text:style-name="T4"><text:s text:c="4"/></text:span><text:span text:style-name="T4">say "Première ligne: ", $&lt;ligne&gt;.chomp; # Première ligne: abc</text:span></text:p>
            <text:p text:style-name="P6"><text:span text:style-name="T4">}</text:span></text:p>
            <text:list text:style-name="L2">
              <text:list-item>
                <text:p>Les regex nommées peuvent être regroupées en grammaires</text:p>
              </text:list-item>
            </text:list>
            <text:list text:style-name="L3">
              <text:list-item>
                <text:list>
                  <text:list-item>
                    <text:p text:style-name="P18"><text:span text:style-name="T3">C'est souhaitable, c'est même leur raison d'être </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Règles nommées (1)</text:p>
          </draw:text-box>
        </draw:frame>
        <draw:frame presentation:style-name="pr14" draw:layer="layout" svg:width="23.099cm" svg:height="14.282cm" svg:x="3.5cm" svg:y="4.914cm" presentation:class="outline" presentation:user-transformed="true">
          <draw:text-box>
            <text:list text:style-name="L2">
              <text:list-item>
                <text:p>Les <text:span text:style-name="T13">regex</text:span> nommées sont un exemple de règles nommées</text:p>
              </text:list-item>
              <text:list-item>
                <text:p>Il existe deux autres sortes de règles:</text:p>
              </text:list-item>
            </text:list>
            <text:list text:style-name="L3">
              <text:list-item>
                <text:list>
                  <text:list-item>
                    <text:p text:style-name="P19"><text:span text:style-name="T3">Les </text:span><text:span text:style-name="T14">tokens</text:span><text:span text:style-name="T3"> ont un adverbe</text:span> <text:span text:style-name="T8">:ratchet</text:span> <text:span text:style-name="T3">implicite</text:span></text:p>
                    <text:list>
                      <text:list-item>
                        <text:p text:style-name="P20"><text:span text:style-name="T3">Pas de retour arrière (pas de backtracking)</text:span></text:p>
                      </text:list-item>
                    </text:list>
                  </text:list-item>
                  <text:list-item>
                    <text:p text:style-name="P19"><text:span text:style-name="T3">Les </text:span><text:span text:style-name="T14">rules</text:span><text:span text:style-name="T3"> ont en plus un adverbe</text:span> <text:span text:style-name="T8">:sigspace</text:span></text:p>
                    <text:list>
                      <text:list-item>
                        <text:p text:style-name="P20">Espaces significatifs <text:s/>et pas de retour arrière</text:p>
                      </text:list-item>
                    </text:list>
                  </text:list-item>
                </text:list>
              </text:list-item>
            </text:list>
            <text:list text:style-name="L2">
              <text:list-item>
                <text:p>On peut <text:span text:style-name="T13">appeler</text:span> une règle dans une autre:</text:p>
              </text:list-item>
            </text:list>
            <text:p text:style-name="P6"><text:span text:style-name="T4">my rule chiffres { \d+ }</text:span></text:p>
            <text:p text:style-name="P6"><text:span text:style-name="T4">my rule décimal { &lt;chiffres&gt; \. &lt;chiffres&gt; }</text:span></text:p>
            <text:p text:style-name="P6"><text:span text:style-name="T4">say "Cet objet coûte 13.45 euros" ~~ /&lt;décimal&gt;/; # -&gt; </text:span><text:span text:style-name="T4">｢</text:span><text:span text:style-name="T4">13.45 </text:span><text:span text:style-name="T4">｣</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Règles nommées (2)</text:p>
          </draw:text-box>
        </draw:frame>
        <draw:frame presentation:style-name="pr15" draw:layer="layout" svg:width="23.099cm" svg:height="14.484cm" svg:x="3.5cm" svg:y="5.414cm" presentation:class="outline" presentation:user-transformed="true">
          <draw:text-box>
            <text:list text:style-name="L2">
              <text:list-item>
                <text:p>Un <text:span text:style-name="T13">token</text:span> ne fait pas de retour arrière</text:p>
              </text:list-item>
            </text:list>
            <text:p text:style-name="P6"><text:span text:style-name="T4">my token lettres { abc .+ e };</text:span></text:p>
            <text:p text:style-name="P6"><text:span text:style-name="T4">say "abcde" ~~ /&lt;lettres&gt;/ ?? "Réussit" !! "Échoue"; # -&gt; <text:s/>Échoue</text:span></text:p>
            <text:p text:style-name="P6"><text:span text:style-name="T4"/></text:p>
            <text:p text:style-name="P6"><text:span text:style-name="T4"># Avec un quantificateur frugal (non gourmand), ça marche:</text:span></text:p>
            <text:p text:style-name="P6"><text:span text:style-name="T4">my token lettres { abc .+? e };</text:span></text:p>
            <text:p text:style-name="P6"><text:span text:style-name="T4">say "abcde" ~~ /&lt;lettres&gt;/ ?? "Réussit" !! "Échoue"; # -&gt; <text:s/>Réussit</text:span></text:p>
            <text:p text:style-name="P6"><text:span text:style-name="T4"/></text:p>
            <text:list text:continue-numbering="true" text:style-name="L2">
              <text:list-item>
                <text:p>Mais ça ne marcherait pas avec une <text:span text:style-name="T13">rule</text:span></text:p>
              </text:list-item>
            </text:list>
            <text:p text:style-name="P6"><text:span text:style-name="T4">my rule <text:s/>lettres { abc .+? e };</text:span></text:p>
            <text:p text:style-name="P6"><text:span text:style-name="T4">say "abcde" ~~ /&lt;lettres&gt;/ ?? "Réussit" !! "Échoue"; # -&gt; <text:s/>Échoue </text:span></text:p>
            <text:p text:style-name="P6"><text:span text:style-name="T4"/></text:p>
            <text:p text:style-name="P6"><text:span text:style-name="T4"># En supprimant les espaces dans le motif, ça marche</text:span></text:p>
            <text:p text:style-name="P6"><text:span text:style-name="T4">my rule <text:s/>lettres { abc.+?e };</text:span></text:p>
            <text:p text:style-name="P6"><text:span text:style-name="T4">say "abcde" ~~ /&lt;lettres&gt;/ ?? "Réussit" !! "Échoue"; # -&gt; <text:s/>Réussit </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Reconnaître une date, une IP</text:p>
          </draw:text-box>
        </draw:frame>
        <draw:frame presentation:style-name="pr16" draw:layer="layout" svg:width="23.099cm" svg:height="14.702cm" svg:x="3.5cm" svg:y="5.014cm" presentation:class="outline" presentation:user-transformed="true">
          <draw:text-box>
            <text:list text:style-name="L2">
              <text:list-item>
                <text:p>Une date avec des règles</text:p>
              </text:list-item>
            </text:list>
            <text:p text:style-name="P6"><text:span text:style-name="T4">my rule jj { \d\d </text:span><text:span text:style-name="T9">&lt;?{ 1 &lt;= $/ &lt;= 31 }&gt; </text:span><text:span text:style-name="T4">}</text:span></text:p>
            <text:p text:style-name="P6"><text:span text:style-name="T4">my rule mm { \d\d </text:span><text:span text:style-name="T9">&lt;?{ 1 &lt;= $/ &lt;= 12 }&gt; </text:span><text:span text:style-name="T4">}</text:span></text:p>
            <text:p text:style-name="P6"><text:span text:style-name="T4">my regex an { \d ** 4 }</text:span></text:p>
            <text:p text:style-name="P15"><text:span text:style-name="T4">say"Date = $/" if "Noël = 25-12-2017" ~~ /&lt;jj&gt;'-'&lt;mm&gt;'-'&lt;an&gt;/;</text:span></text:p>
            <text:list text:continue-numbering="true" text:style-name="L2">
              <text:list-item>
                <text:p>Une adresse IPv4</text:p>
              </text:list-item>
            </text:list>
            <text:p text:style-name="P6"><text:span text:style-name="T4">my token octet {(\d ** 1..3) &lt;?{0 &lt;= $0 &lt;= 255 }&gt; }</text:span></text:p>
            <text:p text:style-name="P6"><text:span text:style-name="T4">my token ip { &lt;octet&gt; ** 4 % '.' }</text:span></text:p>
            <text:p text:style-name="P6"><text:span text:style-name="T4">say "IP: $/" if "21.34.252.42" ~~ / &lt;ip&gt; /; # -&gt; IP: 21.34.252.42</text:span></text:p>
            <text:list text:continue-numbering="true" text:style-name="L2">
              <text:list-item>
                <text:p text:style-name="P21">Difficultés :</text:p>
              </text:list-item>
            </text:list>
            <text:list text:style-name="L3">
              <text:list-item>
                <text:list>
                  <text:list-item>
                    <text:p><text:span text:style-name="T15">Ordre de déclaration des règles</text:span></text:p>
                  </text:list-item>
                  <text:list-item>
                    <text:p><text:span text:style-name="T15">Problème d'appels récursifs</text:span></text:p>
                  </text:list-item>
                  <text:list-item>
                    <text:p><text:span text:style-name="T15">Espace de noms</text:span></text:p>
                  </text:list-item>
                  <text:list-item>
                    <text:p><text:span text:style-name="T15">Réutilisabilité limitée</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Créer une grammaire</text:p>
          </draw:text-box>
        </draw:frame>
        <draw:frame presentation:style-name="pr17" draw:layer="layout" svg:width="23.099cm" svg:height="13.819cm" svg:x="3.5cm" svg:y="5.014cm" presentation:class="outline" presentation:user-transformed="true">
          <draw:text-box>
            <text:list text:style-name="L2">
              <text:list-item>
                <text:p>Une grammaire regroupe des règles</text:p>
              </text:list-item>
            </text:list>
            <text:p text:style-name="P6"><text:span text:style-name="T4">grammar IPv4 {</text:span></text:p>
            <text:p text:style-name="P6"><text:span text:style-name="T4"><text:s text:c="4"/></text:span><text:span text:style-name="T4">token TOP { &lt;octet&gt; ** 4 % '.' } </text:span></text:p>
            <text:p text:style-name="P6"><text:span text:style-name="T4"><text:s text:c="4"/></text:span><text:span text:style-name="T4">token octet {(\d ** 1..3) &lt;?{0 &lt;= $0 &lt;= 255 }&gt; }</text:span></text:p>
            <text:p text:style-name="P6"><text:span text:style-name="T4">}</text:span></text:p>
            <text:p text:style-name="P6"><text:span text:style-name="T4">say $/ if IPv4.parse("232.44.56.34");</text:span></text:p>
            <text:list text:continue-numbering="true" text:style-name="L2">
              <text:list-item>
                <text:p text:style-name="P22">Ce qui imprime:</text:p>
              </text:list-item>
            </text:list>
            <text:p text:style-name="P6"><text:span text:style-name="T4">｢</text:span><text:span text:style-name="T4">232.44.56.34</text:span><text:span text:style-name="T4">｣</text:span></text:p>
            <text:p text:style-name="P6"><text:span text:style-name="T4"><text:s/></text:span><text:span text:style-name="T4">octet =&gt; </text:span><text:span text:style-name="T4">｢</text:span><text:span text:style-name="T4">232</text:span><text:span text:style-name="T4">｣</text:span></text:p>
            <text:p text:style-name="P6"><text:span text:style-name="T4"><text:s text:c="2"/></text:span><text:span text:style-name="T4">0 =&gt; </text:span><text:span text:style-name="T4">｢</text:span><text:span text:style-name="T4">232</text:span><text:span text:style-name="T4">｣</text:span></text:p>
            <text:p text:style-name="P6"><text:span text:style-name="T4"><text:s/></text:span><text:span text:style-name="T4">octet =&gt; </text:span><text:span text:style-name="T4">｢</text:span><text:span text:style-name="T4">44</text:span><text:span text:style-name="T4">｣</text:span></text:p>
            <text:p text:style-name="P6"><text:span text:style-name="T4"><text:s text:c="2"/></text:span><text:span text:style-name="T4">0 =&gt; </text:span><text:span text:style-name="T4">｢</text:span><text:span text:style-name="T4">44</text:span><text:span text:style-name="T4">｣</text:span></text:p>
            <text:p text:style-name="P6"><text:span text:style-name="T4"><text:s/></text:span><text:span text:style-name="T4">octet =&gt; </text:span><text:span text:style-name="T4">｢</text:span><text:span text:style-name="T4">56</text:span><text:span text:style-name="T4">｣</text:span></text:p>
            <text:p text:style-name="P6"><text:span text:style-name="T4"><text:s text:c="2"/></text:span><text:span text:style-name="T4">0 =&gt; </text:span><text:span text:style-name="T4">｢</text:span><text:span text:style-name="T4">56</text:span><text:span text:style-name="T4">｣</text:span></text:p>
            <text:p text:style-name="P6"><text:span text:style-name="T4"><text:s/></text:span><text:span text:style-name="T4">octet =&gt; </text:span><text:span text:style-name="T4">｢</text:span><text:span text:style-name="T4">34</text:span><text:span text:style-name="T4">｣</text:span></text:p>
            <text:p text:style-name="P6"><text:span text:style-name="T4"><text:s text:c="2"/></text:span><text:span text:style-name="T4">0 =&gt; </text:span><text:span text:style-name="T4">｢</text:span><text:span text:style-name="T4">34</text:span><text:span text:style-name="T4">｣</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frepa" presentation:presentation-page-layout-name="AL2T1">
        <draw:frame presentation:style-name="pr4" draw:layer="layout" svg:width="24.099cm" svg:height="3.663cm" svg:x="2.7cm" svg:y="1.837cm" presentation:class="title">
          <draw:text-box>
            <text:p>Dissection d'une grammaire</text:p>
          </draw:text-box>
        </draw:frame>
        <draw:frame presentation:style-name="pr18" draw:layer="layout" svg:width="23.099cm" svg:height="25.023cm" svg:x="3.5cm" svg:y="5.014cm" presentation:class="outline" presentation:user-transformed="true">
          <draw:text-box>
            <text:list text:style-name="L2">
              <text:list-item>
                <text:p>Notre grammaire IPv4 :</text:p>
              </text:list-item>
            </text:list>
            <text:list text:style-name="L3">
              <text:list-item>
                <text:list>
                  <text:list-item>
                    <text:p text:style-name="P19"><text:span text:style-name="T16">Crée un espace de nom (plus de déclaration avec my)</text:span></text:p>
                  </text:list-item>
                  <text:list-item>
                    <text:p text:style-name="P19"><text:span text:style-name="T16">N'est plus sensible à l'ordre des déclarations (</text:span><text:span text:style-name="T17">token</text:span><text:span text:style-name="T18"> </text:span><text:span text:style-name="T19">TOP</text:span><text:span text:style-name="T18"> </text:span><text:span text:style-name="T16">déclaré avant </text:span><text:span text:style-name="T17">token</text:span><text:span text:style-name="T18"> </text:span><text:span text:style-name="T19">octet</text:span><text:span text:style-name="T18"> </text:span><text:span text:style-name="T16">qu'il utilise)</text:span></text:p>
                  </text:list-item>
                  <text:list-item>
                    <text:p text:style-name="P19"><text:span text:style-name="T16">Peut donc réaliser des appels récursifs de règles</text:span></text:p>
                  </text:list-item>
                  <text:list-item>
                    <text:p text:style-name="P19"><text:span text:style-name="T19">TOP</text:span><text:span text:style-name="T16">, point de départ par défaut de l'analyse grammaticale avec</text:span><text:span text:style-name="T18"> </text:span><text:span text:style-name="T19">.parse</text:span></text:p>
                  </text:list-item>
                  <text:list-item>
                    <text:p text:style-name="P23"><text:span text:style-name="T16">Hérite des méthodes comme</text:span><text:span text:style-name="T18"> </text:span><text:span text:style-name="T19">.parse</text:span><text:span text:style-name="T18"> </text:span><text:span text:style-name="T16">ou</text:span><text:span text:style-name="T18"> </text:span><text:span text:style-name="T19">.parsefile</text:span></text:p>
                  </text:list-item>
                </text:list>
              </text:list-item>
            </text:list>
            <text:list text:style-name="L2">
              <text:list-item>
                <text:p>Une grammaire est une classe, dont les règles nommées sont les méthodes</text:p>
              </text:list-item>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frepa" presentation:presentation-page-layout-name="AL2T1">
        <draw:frame presentation:style-name="pr4" draw:layer="layout" svg:width="24.099cm" svg:height="3.663cm" svg:x="2.7cm" svg:y="1.837cm" presentation:class="title">
          <draw:text-box>
            <text:p>Héritage de grammaires</text:p>
          </draw:text-box>
        </draw:frame>
        <draw:frame presentation:style-name="pr19" draw:layer="layout" svg:width="23.099cm" svg:height="14.76cm" svg:x="3.5cm" svg:y="5.114cm" presentation:class="outline" presentation:user-transformed="true">
          <draw:text-box>
            <text:list text:style-name="L2">
              <text:list-item>
                <text:p>Grammaire parente <text:span text:style-name="T8">Message </text:span>:</text:p>
              </text:list-item>
            </text:list>
            <text:p text:style-name="P6"><text:span text:style-name="T4">grammar Message {</text:span></text:p>
            <text:p text:style-name="P6"><text:span text:style-name="T4"><text:s text:c="4"/></text:span><text:span text:style-name="T4">rule texte <text:s text:c="4"/>{ &lt;salutation&gt; $&lt;corps&gt;=&lt;ligne&gt;+? &lt;fin&gt; }</text:span></text:p>
            <text:p text:style-name="P6"><text:span text:style-name="T4"><text:s text:c="4"/></text:span><text:span text:style-name="T4">rule salutation <text:s text:c="3"/>{ [Salut|Bonjour] $&lt;dest&gt;=\S+? ',' }</text:span></text:p>
            <text:p text:style-name="P6"><text:span text:style-name="T4"><text:s text:c="4"/></text:span><text:span text:style-name="T4">rule fin <text:s text:c="3"/>{ [à|'@'] ['+'|plus] ',' $&lt;auteur&gt;=.+ }</text:span></text:p>
            <text:p text:style-name="P6"><text:span text:style-name="T4"><text:s text:c="4"/></text:span><text:span text:style-name="T4">token ligne <text:s text:c="3"/>{ \N* \n}</text:span></text:p>
            <text:p text:style-name="P6"><text:span text:style-name="T4">}</text:span></text:p>
            <text:list text:continue-numbering="true" text:style-name="L2">
              <text:list-item>
                <text:p>Grammaire fille <text:span text:style-name="T8">MessageFormel </text:span>:</text:p>
              </text:list-item>
            </text:list>
            <text:p text:style-name="P6"><text:span text:style-name="T4">grammar MessageFormel is Message {</text:span></text:p>
            <text:p text:style-name="P6"><text:span text:style-name="T4"><text:s text:c="4"/></text:span><text:span text:style-name="T4">rule salutation { [Cher|Chère] $&lt;dest&gt;=\S+? ',' }</text:span></text:p>
            <text:p text:style-name="P6"><text:span text:style-name="T4"><text:s text:c="4"/></text:span><text:span text:style-name="T4">rule fin { Bien cordialement ',' $&lt;auteur&gt;=.+ }</text:span></text:p>
            <text:p text:style-name="P6"><text:span text:style-name="T4">}</text:span></text:p>
            <text:list text:continue-numbering="true" text:style-name="L2">
              <text:list-item>
                <text:p>On peut créer une grammaire héritant de celle de Perl et modifiant certaines choses</text:p>
              </text:list-item>
            </text:list>
            <text:p text:style-name="P6"><text:span text:style-name="T4"/></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frepa" presentation:presentation-page-layout-name="AL2T1">
        <draw:frame presentation:style-name="pr4" draw:layer="layout" svg:width="24.099cm" svg:height="3.663cm" svg:x="2.7cm" svg:y="1.837cm" presentation:class="title" presentation:user-transformed="true">
          <draw:text-box>
            <text:p>Classes et objets d'actions</text:p>
          </draw:text-box>
        </draw:frame>
        <draw:frame presentation:style-name="pr20" draw:layer="layout" svg:width="23.099cm" svg:height="14.185cm" svg:x="3.5cm" svg:y="4.914cm" presentation:class="outline" presentation:user-transformed="true">
          <draw:text-box>
            <text:list text:style-name="L2">
              <text:list-item>
                <text:p>Une classe d'actions définit des actions à faire pour une règle qui réussit</text:p>
              </text:list-item>
            </text:list>
            <text:p text:style-name="P6"><text:span text:style-name="T20">grammar ArithmGrammar {</text:span></text:p>
            <text:p text:style-name="P24"><text:span text:style-name="T21"><text:s text:c="4"/></text:span><text:span text:style-name="T21">token TOP { \s* &lt;num&gt; \s* &lt;operation&gt; \s* &lt;num&gt; \s*}</text:span></text:p>
            <text:p text:style-name="P24"><text:span text:style-name="T21"><text:s text:c="4"/></text:span><text:span text:style-name="T21">token operation { &lt;[*+/-]&gt; }</text:span></text:p>
            <text:p text:style-name="P24"><text:span text:style-name="T21"><text:s text:c="4"/></text:span><text:span text:style-name="T21">token num { \d+ | \d+\.\d+ | \.\d+ }</text:span></text:p>
            <text:p text:style-name="P24"><text:span text:style-name="T21">}</text:span></text:p>
            <text:p text:style-name="P24"><text:span text:style-name="T21">class ArithmActions {</text:span></text:p>
            <text:p text:style-name="P24"><text:span text:style-name="T21"><text:s text:c="4"/></text:span><text:span text:style-name="T21">method TOP($/) {</text:span></text:p>
            <text:p text:style-name="P24"><text:span text:style-name="T21"><text:s text:c="8"/></text:span><text:span text:style-name="T21">given $&lt;operation&gt; {</text:span></text:p>
            <text:p text:style-name="P24"><text:span text:style-name="T21"><text:s text:c="12"/></text:span><text:span text:style-name="T21">when '*' { $/.make([*] $&lt;num&gt;) }</text:span></text:p>
            <text:p text:style-name="P24"><text:span text:style-name="T21"><text:s text:c="12"/></text:span><text:span text:style-name="T21">when '+' { $/.make([+] $&lt;num&gt;) }</text:span></text:p>
            <text:p text:style-name="P24"><text:span text:style-name="T21"><text:s text:c="12"/></text:span><text:span text:style-name="T21">when '/' { $/.make($&lt;num&gt;[0] / $&lt;num&gt;[1]) }</text:span></text:p>
            <text:p text:style-name="P24"><text:span text:style-name="T21"><text:s text:c="12"/></text:span><text:span text:style-name="T21">when '-' { $/.make([-] $&lt;num&gt;) }</text:span></text:p>
            <text:p text:style-name="P24"><text:span text:style-name="T21"><text:s text:c="8"/></text:span><text:span text:style-name="T21">}</text:span></text:p>
            <text:p text:style-name="P24"><text:span text:style-name="T21"><text:s text:c="4"/></text:span><text:span text:style-name="T21">}</text:span></text:p>
            <text:p text:style-name="P24"><text:span text:style-name="T21">}</text:span></text:p>
            <text:p text:style-name="P24"><text:span text:style-name="T21">my $match = </text:span><text:span text:style-name="T20">ArithmGrammar.parse("6 * 2.5", :actions(ArithmActions));</text:span></text:p>
            <text:p text:style-name="P24"><text:span text:style-name="T20">say $match.made;</text:spa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frepa" presentation:presentation-page-layout-name="AL2T1">
        <draw:frame presentation:style-name="pr4" draw:layer="layout" svg:width="24.099cm" svg:height="3.663cm" svg:x="2.7cm" svg:y="1.837cm" presentation:class="title">
          <draw:text-box>
            <text:p>Une grammaire parsant du JSON</text:p>
          </draw:text-box>
        </draw:frame>
        <draw:frame presentation:style-name="pr21" draw:layer="layout" svg:width="23.099cm" svg:height="30.638cm" svg:x="3.474cm" svg:y="5.285cm" presentation:class="outline" presentation:user-transformed="true">
          <draw:text-box>
            <text:list text:style-name="L2">
              <text:list-item>
                <text:p><text:span text:style-name="T22">JSON définit des objets (liste de paires clef/valeur) et des tableaux (valeurs CSV)</text:span></text:p>
              </text:list-item>
            </text:list>
            <text:p text:style-name="P24"><text:span text:style-name="T21">grammar JSON-Grammar {</text:span></text:p>
            <text:p text:style-name="P24"><text:span text:style-name="T21"><text:s text:c="4"/></text:span><text:span text:style-name="T21">token TOP <text:s text:c="5"/>{ \s* [ &lt;object&gt; | &lt;array&gt; ] \s* }</text:span></text:p>
            <text:p text:style-name="P24"><text:span text:style-name="T21"><text:s text:c="4"/></text:span><text:span text:style-name="T21">rule object <text:s text:c="3"/>{ '{' \s* &lt;pairlist&gt; '}' \s* }</text:span></text:p>
            <text:p text:style-name="P24"><text:span text:style-name="T21"><text:s text:c="4"/></text:span><text:span text:style-name="T21">rule pairlist <text:s/>{ <text:s/>&lt;pair&gt; * % \, }</text:span></text:p>
            <text:p text:style-name="P24"><text:span text:style-name="T21"><text:s text:c="4"/></text:span><text:span text:style-name="T21">rule pair <text:s text:c="5"/>{ <text:s/>&lt;string&gt;':' &lt;value&gt; }</text:span></text:p>
            <text:p text:style-name="P24"><text:span text:style-name="T21"><text:s text:c="4"/></text:span><text:span text:style-name="T21">rule array <text:s text:c="4"/>{ '[' &lt;valueList&gt; ']'}</text:span></text:p>
            <text:p text:style-name="P24"><text:span text:style-name="T21"><text:s text:c="4"/></text:span><text:span text:style-name="T21">rule valueList { <text:s/>&lt;value&gt; * % \, }</text:span></text:p>
            <text:p text:style-name="P24"><text:span text:style-name="T21"><text:s text:c="4"/></text:span><text:span text:style-name="T21">token string <text:s text:c="2"/>{ <text:s/>\" &lt;-[\n " \t]&gt;* \" <text:s/>}</text:span></text:p>
            <text:p text:style-name="P24"><text:span text:style-name="T21"><text:s text:c="4"/></text:span><text:span text:style-name="T21">token number <text:s text:c="2"/>{ </text:span></text:p>
            <text:p text:style-name="P24"><text:span text:style-name="T21"><text:s text:c="8"/></text:span><text:span text:style-name="T21">[\+|\-]? <text:s/></text:span></text:p>
            <text:p text:style-name="P24"><text:span text:style-name="T21"><text:s text:c="8"/></text:span><text:span text:style-name="T21">[ \d+ [ \. \d+ ]? ] | [ \. \d+ ] <text:s/></text:span></text:p>
            <text:p text:style-name="P24"><text:span text:style-name="T21"><text:s text:c="8"/></text:span><text:span text:style-name="T21">[ &lt;[eE]&gt; [\+|\-]? \d+ ]?</text:span></text:p>
            <text:p text:style-name="P24"><text:span text:style-name="T21"><text:s text:c="4"/></text:span><text:span text:style-name="T21">}</text:span></text:p>
            <text:p text:style-name="P24"><text:span text:style-name="T21"><text:s text:c="4"/></text:span><text:span text:style-name="T21">token value <text:s text:c="3"/>{ &lt;object&gt; | &lt;array&gt; | &lt;string&gt; | &lt;number&gt; </text:span></text:p>
            <text:p text:style-name="P24"><text:span text:style-name="T21"><text:s text:c="21"/></text:span><text:span text:style-name="T21">| true <text:s text:c="2"/>| false <text:s text:c="2"/>| null </text:span></text:p>
            <text:p text:style-name="P24"><text:span text:style-name="T21"><text:s text:c="4"/></text:span><text:span text:style-name="T21">}</text:span></text:p>
            <text:p text:style-name="P24"><text:span text:style-name="T21">}</text:span></text:p>
            <text:p text:style-name="P24"><text:span text:style-name="T21"/></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frepa" presentation:presentation-page-layout-name="AL2T1">
        <draw:frame presentation:style-name="pr4" draw:layer="layout" svg:width="24.099cm" svg:height="3.663cm" svg:x="2.7cm" svg:y="1.837cm" presentation:class="title">
          <draw:text-box>
            <text:p>Une calculette avec précédence</text:p>
          </draw:text-box>
        </draw:frame>
        <draw:frame presentation:style-name="pr22" draw:layer="layout" svg:width="23.099cm" svg:height="13.373cm" svg:x="3.5cm" svg:y="5.614cm" presentation:class="outline" presentation:user-transformed="true">
          <draw:text-box>
            <text:list text:style-name="L2">
              <text:list-item>
                <text:p>Respecter la précédence entre opérateurs</text:p>
              </text:list-item>
              <text:list-item>
                <text:p>Utilisation de parenthèses</text:p>
              </text:list-item>
            </text:list>
            <text:p text:style-name="P24"><text:span text:style-name="T21">grammar Calculator {</text:span></text:p>
            <text:p text:style-name="P24"><text:span text:style-name="T21"><text:s text:c="4"/></text:span><text:span text:style-name="T21">rule TOP <text:s text:c="11"/>{ &lt;expr&gt; }</text:span></text:p>
            <text:p text:style-name="P24"><text:span text:style-name="T21"><text:s text:c="4"/></text:span><text:span text:style-name="T21">rule expr <text:s text:c="10"/>{ &lt;term&gt; + % &lt;plus-minus-op&gt; }</text:span></text:p>
            <text:p text:style-name="P24"><text:span text:style-name="T21"><text:s text:c="4"/></text:span><text:span text:style-name="T21">token plus-minus-op { [&lt; + - &gt;] }</text:span></text:p>
            <text:p text:style-name="P24"><text:span text:style-name="T21"><text:s text:c="4"/></text:span><text:span text:style-name="T21">rule term <text:s text:c="10"/>{ &lt;atom&gt; + % &lt;mult-div-op&gt; }</text:span></text:p>
            <text:p text:style-name="P24"><text:span text:style-name="T21"><text:s text:c="4"/></text:span><text:span text:style-name="T21">token mult-div-op <text:s text:c="2"/>{ [&lt; * / &gt;] }</text:span></text:p>
            <text:p text:style-name="P24"><text:span text:style-name="T21"><text:s text:c="4"/></text:span><text:span text:style-name="T21">rule atom {</text:span></text:p>
            <text:p text:style-name="P24"><text:span text:style-name="T21"><text:s text:c="8"/></text:span><text:span text:style-name="T21">| &lt;num&gt; { make +$&lt;num&gt; }</text:span></text:p>
            <text:p text:style-name="P24"><text:span text:style-name="T21"><text:s text:c="8"/></text:span><text:span text:style-name="T21">| &lt;paren-expr&gt; { make $&lt;paren-expr&gt;.made}</text:span></text:p>
            <text:p text:style-name="P24"><text:span text:style-name="T21"><text:s text:c="4"/></text:span><text:span text:style-name="T21">}</text:span></text:p>
            <text:p text:style-name="P24"><text:span text:style-name="T21"><text:s text:c="4"/></text:span><text:span text:style-name="T21">rule num <text:s text:c="11"/>{ &lt;sign&gt; ? [\d+ | \d+\.\d+ | \.\d+ ] }</text:span></text:p>
            <text:p text:style-name="P24"><text:span text:style-name="T21"><text:s text:c="4"/></text:span><text:span text:style-name="T21">rule paren-expr <text:s text:c="4"/>{ '(' &lt;expr&gt; ')' }</text:span></text:p>
            <text:p text:style-name="P24"><text:span text:style-name="T21"><text:s text:c="4"/></text:span><text:span text:style-name="T21">token sign <text:s text:c="9"/>{ [&lt; + - &gt;] }</text:span></text:p>
            <text:p text:style-name="P24"><text:span text:style-name="T21">}</text:span></text:p>
            <text:p text:style-name="P24"><text:span text:style-name="T21">my $res = Calculator.parse("(((2+3)*(5-2))-1)*3", :actions(CalcActions));</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frepa" presentation:presentation-page-layout-name="AL2T1">
        <draw:frame presentation:style-name="pr4" draw:layer="layout" svg:width="24.099cm" svg:height="3.663cm" svg:x="2.7cm" svg:y="1.837cm" presentation:class="title">
          <draw:text-box>
            <text:p>Conclusion</text:p>
          </draw:text-box>
        </draw:frame>
        <draw:frame presentation:style-name="pr23" draw:layer="layout" svg:width="23.099cm" svg:height="12.142cm" svg:x="3.5cm" svg:y="5.914cm" presentation:class="outline" presentation:user-transformed="true">
          <draw:text-box>
            <text:list text:style-name="L2">
              <text:list-item>
                <text:p>En résumé, Perl 6 nous offre :</text:p>
              </text:list-item>
            </text:list>
            <text:list text:style-name="L3">
              <text:list-item>
                <text:list>
                  <text:list-item>
                    <text:p text:style-name="P25"><text:span text:style-name="T3">Des regex refondues, plus logiques, plus puissantes, plus expressives</text:span></text:p>
                  </text:list-item>
                  <text:list-item>
                    <text:p text:style-name="P25"><text:span text:style-name="T3">Les grammaires permettent de parser des formats de texte moins structurés</text:span></text:p>
                  </text:list-item>
                  <text:list-item>
                    <text:p text:style-name="P25"><text:span text:style-name="T3">Perl 6 est parsé avec une grammaire elle-même écrite en Perl 6</text:span></text:p>
                  </text:list-item>
                  <text:list-item>
                    <text:p text:style-name="P25"><text:span text:style-name="T3">Les grammaires peuvent étendre le language (en héritant de la grammaire de Perl 6) </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frepa" presentation:presentation-page-layout-name="AL2T1">
        <draw:frame presentation:style-name="pr4" draw:layer="layout" svg:width="24.099cm" svg:height="3.663cm" svg:x="2.7cm" svg:y="1.837cm" presentation:class="title">
          <draw:text-box>
            <text:p>Conclusion (2)</text:p>
          </draw:text-box>
        </draw:frame>
        <draw:frame presentation:style-name="pr24" draw:layer="layout" svg:width="23.099cm" svg:height="12.069cm" svg:x="3.5cm" svg:y="5.914cm" presentation:class="outline" presentation:user-transformed="true">
          <draw:text-box>
            <text:list text:style-name="L2">
              <text:list-item>
                <text:p text:style-name="P26"><text:span text:style-name="T23">Pour en savoir plus:</text:span></text:p>
              </text:list-item>
            </text:list>
            <text:list text:style-name="L3">
              <text:list-item>
                <text:list>
                  <text:list-item>
                    <text:p text:style-name="P26"><text:span text:style-name="T23">En français :</text:span></text:p>
                    <text:list>
                      <text:list-item>
                        <text:p text:style-name="P26"><text:span text:style-name="T23">http : //laurent-rosenfeld.developpez.com/tutoriels/</text:span><text:span text:style-name="T23"><text:line-break/></text:span><text:span text:style-name="T23">perl/perl6/regex-grammaire-puissance/</text:span></text:p>
                      </text:list-item>
                    </text:list>
                  </text:list-item>
                  <text:list-item>
                    <text:p text:style-name="P26"><text:span text:style-name="T23">En anglais :</text:span></text:p>
                    <text:list>
                      <text:list-item>
                        <text:p text:style-name="P26"><text:span text:style-name="T23">http : //greenteapress.com/wp/think-perl-6/</text:span></text:p>
                      </text:list-item>
                      <text:list-item>
                        <text:p text:style-name="P27"><text:span text:style-name="T23">https : //docs.perl6.org</text:span></text:p>
                      </text:list-item>
                    </text:list>
                  </text:list-item>
                </text:list>
              </text:list-item>
            </text:list>
            <text:list text:style-name="L2">
              <text:list-header>
                <text:p/>
              </text:list-header>
              <text:list-item>
                <text:p>Questions ?</text:p>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frepa" presentation:presentation-page-layout-name="AL2T1">
        <draw:frame presentation:style-name="pr4" draw:layer="layout" svg:width="24.099cm" svg:height="3.663cm" svg:x="2.7cm" svg:y="1.837cm" presentation:class="title">
          <draw:text-box>
            <text:p>La classe d'actions JSON</text:p>
          </draw:text-box>
        </draw:frame>
        <draw:frame presentation:style-name="pr25" draw:layer="layout" svg:width="23.099cm" svg:height="13.121cm" svg:x="3.5cm" svg:y="5.914cm" presentation:class="outline" presentation:user-transformed="true">
          <draw:text-box>
            <text:p text:style-name="P24"><text:span text:style-name="T21">class JSON-actions {</text:span></text:p>
            <text:p text:style-name="P24"><text:span text:style-name="T21"><text:s text:c="4"/></text:span><text:span text:style-name="T21">method TOP($/) {</text:span></text:p>
            <text:p text:style-name="P24"><text:span text:style-name="T21"><text:s text:c="8"/></text:span><text:span text:style-name="T21">make $/.values.[0].made;</text:span></text:p>
            <text:p text:style-name="P24"><text:span text:style-name="T21"><text:s text:c="4"/></text:span><text:span text:style-name="T21">};</text:span></text:p>
            <text:p text:style-name="P24"><text:span text:style-name="T21"><text:s text:c="4"/></text:span><text:span text:style-name="T21">method object($/) <text:s text:c="3"/>{ make $&lt;pairlist&gt;.made.hash.item; }</text:span></text:p>
            <text:p text:style-name="P24"><text:span text:style-name="T21"><text:s text:c="4"/></text:span><text:span text:style-name="T21">method pairlist($/) <text:s/>{ make $&lt;pair&gt;&gt;&gt;.made.flat; }</text:span></text:p>
            <text:p text:style-name="P24"><text:span text:style-name="T21"><text:s text:c="4"/></text:span><text:span text:style-name="T21">method pair($/) <text:s text:c="5"/>{ make $&lt;string&gt;.made =&gt; $&lt;value&gt;.made; }</text:span></text:p>
            <text:p text:style-name="P24"><text:span text:style-name="T21"><text:s text:c="4"/></text:span><text:span text:style-name="T21">method array($/) <text:s text:c="4"/>{ make $&lt;valueList&gt;.made.item; }</text:span></text:p>
            <text:p text:style-name="P24"><text:span text:style-name="T21"><text:s text:c="4"/></text:span><text:span text:style-name="T21">method valueList($/) { make [$&lt;value&gt;.map(*.made)]; }</text:span></text:p>
            <text:p text:style-name="P24"><text:span text:style-name="T21"><text:s text:c="4"/></text:span><text:span text:style-name="T21">method string($/) <text:s text:c="3"/>{ make ~$0 }</text:span></text:p>
            <text:p text:style-name="P24"><text:span text:style-name="T21"><text:s text:c="4"/></text:span><text:span text:style-name="T21">method number($/) <text:s text:c="3"/>{ make +$/.Str; }</text:span></text:p>
            <text:p text:style-name="P24"><text:span text:style-name="T21"><text:s text:c="4"/></text:span><text:span text:style-name="T21">method value($/) { </text:span></text:p>
            <text:p text:style-name="P24"><text:span text:style-name="T21"><text:s text:c="8"/></text:span><text:span text:style-name="T21">given ~$/ {</text:span></text:p>
            <text:p text:style-name="P24"><text:span text:style-name="T21"><text:s text:c="12"/></text:span><text:span text:style-name="T21">when "true" <text:s/>{make Bool::True;}</text:span></text:p>
            <text:p text:style-name="P24"><text:span text:style-name="T21"><text:s text:c="12"/></text:span><text:span text:style-name="T21">when "false" {make Bool::False;}</text:span></text:p>
            <text:p text:style-name="P24"><text:span text:style-name="T21"><text:s text:c="12"/></text:span><text:span text:style-name="T21">when "null" <text:s/>{make Any;}</text:span></text:p>
            <text:p text:style-name="P24"><text:span text:style-name="T21"><text:s text:c="12"/></text:span><text:span text:style-name="T21">default { make $&lt;val&gt;.made;}</text:span></text:p>
            <text:p text:style-name="P24"><text:span text:style-name="T21"><text:s text:c="8"/></text:span><text:span text:style-name="T21">} </text:span></text:p>
            <text:p text:style-name="P24"><text:span text:style-name="T21"><text:s text:c="4"/></text:span><text:span text:style-name="T21">}</text:span></text:p>
            <text:p text:style-name="P24"><text:span text:style-name="T21">}</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frepa" presentation:presentation-page-layout-name="AL2T1">
        <draw:frame presentation:style-name="pr4" draw:layer="layout" svg:width="24.099cm" svg:height="3.663cm" svg:x="2.7cm" svg:y="1.837cm" presentation:class="title">
          <draw:text-box>
            <text:p>Classe d'actions de la calculette</text:p>
          </draw:text-box>
        </draw:frame>
        <draw:frame presentation:style-name="pr25" draw:layer="layout" svg:width="23.099cm" svg:height="13.121cm" svg:x="3.5cm" svg:y="5.914cm" presentation:class="outline" presentation:user-transformed="true">
          <draw:text-box>
            <text:p text:style-name="P24"><text:span text:style-name="T21">class CalcActions {</text:span></text:p>
            <text:p text:style-name="P24"><text:span text:style-name="T21"><text:s text:c="4"/></text:span><text:span text:style-name="T21">method TOP ($/) { make $&lt;expr&gt;.made }</text:span></text:p>
            <text:p text:style-name="P24"><text:span text:style-name="T21"><text:s text:c="4"/></text:span><text:span text:style-name="T21">method expr ($/) <text:s text:c="6"/>{ $.calculate($/, $&lt;term&gt;, $&lt;plus-minus-op&gt;) }</text:span></text:p>
            <text:p text:style-name="P24"><text:span text:style-name="T21"><text:s text:c="4"/></text:span><text:span text:style-name="T21">method term ($/) <text:s text:c="6"/>{ $.calculate($/, $&lt;atom&gt;, $&lt;mult-div-op&gt;) }</text:span></text:p>
            <text:p text:style-name="P24"><text:span text:style-name="T21"><text:s text:c="4"/></text:span><text:span text:style-name="T21">method paren-expr ($/) { make $&lt;expr&gt;.made; }</text:span></text:p>
            <text:p text:style-name="P24"><text:span text:style-name="T21"><text:s text:c="4"/></text:span><text:span text:style-name="T21">method calculate ($/, $operands, $operators) {</text:span></text:p>
            <text:p text:style-name="P24"><text:span text:style-name="T21"><text:s text:c="8"/></text:span><text:span text:style-name="T21">my $result = (shift $operands).made;</text:span></text:p>
            <text:p text:style-name="P24"><text:span text:style-name="T21"><text:s text:c="8"/></text:span><text:span text:style-name="T21">while my $op = shift $operators {</text:span></text:p>
            <text:p text:style-name="P24"><text:span text:style-name="T21"><text:s text:c="12"/></text:span><text:span text:style-name="T21">my $num = (shift $operands).made;</text:span></text:p>
            <text:p text:style-name="P24"><text:span text:style-name="T21"><text:s text:c="12"/></text:span><text:span text:style-name="T21">given $op {</text:span></text:p>
            <text:p text:style-name="P24"><text:span text:style-name="T21"><text:s text:c="16"/></text:span><text:span text:style-name="T21">when '+' { $result += $num; }</text:span></text:p>
            <text:p text:style-name="P24"><text:span text:style-name="T21"><text:s text:c="16"/></text:span><text:span text:style-name="T21">when '-' { $result -= $num; }</text:span></text:p>
            <text:p text:style-name="P24"><text:span text:style-name="T21"><text:s text:c="16"/></text:span><text:span text:style-name="T21">when '*' { $result *= $num; }</text:span></text:p>
            <text:p text:style-name="P24"><text:span text:style-name="T21"><text:s text:c="16"/></text:span><text:span text:style-name="T21">when '/' { $result /= $num; }</text:span></text:p>
            <text:p text:style-name="P24"><text:span text:style-name="T21"><text:s text:c="16"/></text:span><text:span text:style-name="T21">default <text:s/>{ die "unknown operator "}</text:span></text:p>
            <text:p text:style-name="P24"><text:span text:style-name="T21"><text:s text:c="12"/></text:span><text:span text:style-name="T21">}</text:span></text:p>
            <text:p text:style-name="P24"><text:span text:style-name="T21"><text:s text:c="8"/></text:span><text:span text:style-name="T21">}</text:span></text:p>
            <text:p text:style-name="P24"><text:span text:style-name="T21"><text:s text:c="8"/></text:span><text:span text:style-name="T21">make $result;</text:span></text:p>
            <text:p text:style-name="P24"><text:span text:style-name="T21"><text:s text:c="4"/></text:span><text:span text:style-name="T21">}</text:span></text:p>
            <text:p text:style-name="P24"><text:span text:style-name="T21">}</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frepa" presentation:presentation-page-layout-name="AL2T1">
        <draw:frame presentation:style-name="pr4" draw:layer="layout" svg:width="24.099cm" svg:height="3.663cm" svg:x="2.7cm" svg:y="1.837cm" presentation:class="title">
          <draw:text-box>
            <text:p>Tests avec la calculette</text:p>
          </draw:text-box>
        </draw:frame>
        <draw:frame presentation:style-name="pr25" draw:layer="layout" svg:width="23.099cm" svg:height="13.121cm" svg:x="3.5cm" svg:y="5.914cm" presentation:class="outline" presentation:user-transformed="true">
          <draw:text-box>
            <text:p text:style-name="P24"><text:span text:style-name="T21">for |&lt; 3*4 5/6 3+5 74-32 5+7/3 5*3*2 (4*5) (3*2)+5 4+3-1/5 4+(3-1)/4 &gt;,</text:span></text:p>
            <text:p text:style-name="P24"><text:span text:style-name="T21"><text:s text:c="4"/></text:span><text:span text:style-name="T21">"12 + 6 * 5", " 7 + 12 + 23", " 2 + (10 * 4) ", "3 * (7 + 7)" { </text:span></text:p>
            <text:p text:style-name="P24"><text:span text:style-name="T21"><text:s text:c="4"/></text:span><text:span text:style-name="T21">my $result = Calculator.parse($_, :actions(CalcActions));</text:span></text:p>
            <text:p text:style-name="P24"><text:span text:style-name="T21"><text:s text:c="4"/></text:span><text:span text:style-name="T21">printf "%-15s %8.3f\n", $/, <text:s/>$result.made if $result;</text:span></text:p>
            <text:p text:style-name="P24"><text:span text:style-name="T21">}</text:span></text:p>
            <text:p text:style-name="P24"><text:span text:style-name="T21">------------------------</text:span></text:p>
            <text:p text:style-name="P24"><text:span text:style-name="T21">3*4 <text:s text:c="14"/>12.000</text:span></text:p>
            <text:p text:style-name="P24"><text:span text:style-name="T21">5/6 <text:s text:c="15"/>0.833</text:span></text:p>
            <text:p text:style-name="P24"><text:span text:style-name="T21">3+5 <text:s text:c="15"/>8.000</text:span></text:p>
            <text:p text:style-name="P24"><text:span text:style-name="T21">74-32 <text:s text:c="12"/>42.000</text:span></text:p>
            <text:p text:style-name="P24"><text:span text:style-name="T21">5+7/3 <text:s text:c="13"/>7.333</text:span></text:p>
            <text:p text:style-name="P24"><text:span text:style-name="T21">5*3*2 <text:s text:c="12"/>30.000</text:span></text:p>
            <text:p text:style-name="P24"><text:span text:style-name="T21">(4*5) <text:s text:c="12"/>20.000</text:span></text:p>
            <text:p text:style-name="P24"><text:span text:style-name="T21">(3*2)+5 <text:s text:c="10"/>11.000</text:span></text:p>
            <text:p text:style-name="P24"><text:span text:style-name="T21">4+3-1/5 <text:s text:c="11"/>6.800</text:span></text:p>
            <text:p text:style-name="P24"><text:span text:style-name="T21">4+(3-1)/4 <text:s text:c="9"/>4.500</text:span></text:p>
            <text:p text:style-name="P24"><text:span text:style-name="T21">12 + 6 * 5 <text:s text:c="7"/>42.000</text:span></text:p>
            <text:p text:style-name="P24"><text:span text:style-name="T21"><text:s/></text:span><text:span text:style-name="T21">7 + 12 + 23 <text:s text:c="5"/>42.000</text:span></text:p>
            <text:p text:style-name="P24"><text:span text:style-name="T21"><text:s/></text:span><text:span text:style-name="T21">2 + (10 * 4) <text:s text:c="4"/>42.000</text:span></text:p>
            <text:p text:style-name="P24"><text:span text:style-name="T21">3 * (7 + 7) <text:s text:c="6"/>42.000</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frepa" presentation:presentation-page-layout-name="AL2T1">
        <draw:frame presentation:style-name="pr4" draw:layer="layout" svg:width="24.099cm" svg:height="3.663cm" svg:x="2.7cm" svg:y="1.837cm" presentation:class="title">
          <draw:text-box>
            <text:p>Tests avec calculette (2)</text:p>
          </draw:text-box>
        </draw:frame>
        <draw:frame presentation:style-name="pr26" draw:layer="layout" svg:width="23.099cm" svg:height="11.586cm" svg:x="3.5cm" svg:y="5.914cm" presentation:class="outline">
          <draw:text-box>
            <text:p text:style-name="P24"><text:span text:style-name="T21">for "(((2+3)*(5-2))-1)*3", "2 * ((4-1)*((3*7) - (5+2)))" <text:s/>{ </text:span></text:p>
            <text:p text:style-name="P24"><text:span text:style-name="T21"><text:s text:c="4"/></text:span><text:span text:style-name="T21">my $result = Calculator.parse($_, :actions(CalcActions));</text:span></text:p>
            <text:p text:style-name="P24"><text:span text:style-name="T21"><text:s text:c="4"/></text:span><text:span text:style-name="T21">printf "%-30s %.3f\n", $/, <text:s/>$result.made if $result;</text:span></text:p>
            <text:p text:style-name="P24"><text:span text:style-name="T21">}</text:span></text:p>
            <text:p text:style-name="P24"><text:span text:style-name="T21"/></text:p>
            <text:p text:style-name="P24"><text:span text:style-name="T21">-------------</text:span></text:p>
            <text:p text:style-name="P24"><text:span text:style-name="T21"/></text:p>
            <text:p text:style-name="P24"><text:span text:style-name="T21">(((2+3)*(5-2))-1)*3 <text:s text:c="11"/>42.000</text:span></text:p>
            <text:p text:style-name="P24"><text:span text:style-name="T21">2 * ((4-1)*((3*7) - (5+2))) <text:s text:c="3"/>84.000</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6" xlink:href="Pictures/100000000000032000000258CE27E50E.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frepa" style:page-layout-name="PM1" draw:style-name="Mdp2">
      <office:forms form:automatic-focus="false" form:apply-design-mode="false"/>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2" draw:layer="backgroundobjects" svg:width="6.523cm" svg:height="1.448cm" svg:x="2.7cm" svg:y="18.731cm" presentation:class="date-time">
        <draw:text-box>
          <text:p text:style-name="MP2"><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1"><presentation:footer/></text:span></text:p>
        </draw:text-box>
      </draw:frame>
      <draw:frame presentation:style-name="Mpr1" draw:text-style-name="MP4" draw:layer="backgroundobjects" svg:width="6.523cm" svg:height="1.448cm" svg:x="20.376cm" svg:y="18.731cm" presentation:class="page-number">
        <draw:text-box>
          <text:p text:style-name="MP4"><text:span text:style-name="MT1"><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Introducing a New Product</dc:title>
    <dc:description>General introduction of a new product taking customer wishes into account</dc:description>
    <meta:creation-date>2017-05-17T23:49:39.38</meta:creation-date>
    <dc:language>en-US</dc:language>
    <meta:editing-cycles>53</meta:editing-cycles>
    <meta:editing-duration>P6DT58S</meta:editing-duration>
    <meta:initial-creator>Laurent Rosenfeld</meta:initial-creator>
    <dc:date>2017-06-09T22:05:34.34</dc:date>
    <dc:creator>Laurent Rosenfeld</dc:creator>
    <meta:document-statistic meta:object-count="116"/>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